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.6cm" svg:height="2.845cm" svg:x="1.4cm" svg:y="1.178cm" presentation:class="title" presentation:user-transformed="true">
          <draw:text-box>
            <text:p>Simulador de Funcionamento do RU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Por: Genicleito C. B. Gonçalve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ção</text:p>
          </draw:text-box>
        </draw:frame>
        <draw:frame presentation:style-name="pr5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">O objetivo do projeto é simular o funcionamento de um Restaurante Universitário utilizando Threads e operações sobre semáforos para sincronização e controle de acesso a regiões criticas.</text:p>
              </text:list-item>
              <text:list-item>
                <text:p text:style-name="P1">O grande desafio foi relacionado à condição de corrida (especialmente em gerenciar diferentes processos finitos em diferentes ambientes do simulador)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bre o código...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">Funções de Controle</text:span></text:p>
                <text:list>
                  <text:list-item>
                    <text:p>void estudante(void *);</text:p>
                  </text:list-item>
                  <text:list-item>
                    <text:p>void recepcionista(void *);</text:p>
                  </text:list-item>
                  <text:list-item>
                    <text:p>void catraca(void *);</text:p>
                  </text:list-item>
                </text:list>
                <text:p/>
              </text:list-item>
              <text:list-item>
                <text:p><text:span text:style-name="T1">Semáforos</text:span></text:p>
                <text:list>
                  <text:list-item>
                    <text:p>sem_t fila_espera_comprar;</text:p>
                  </text:list-item>
                  <text:list-item>
                    <text:p>sem_t fila_espera_rampa;</text:p>
                  </text:list-item>
                  <text:list-item>
                    <text:p>sem_t cadeiras;</text:p>
                  </text:list-item>
                  <text:list-item>
                    <text:p>sem_t mutex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icleito Gonçalves</meta:initial-creator>
    <meta:creation-date>2016-05-07T22:46:33.153000000</meta:creation-date>
    <dc:date>2016-05-10T15:30:39.095867581</dc:date>
    <meta:editing-duration>PT20M39S</meta:editing-duration>
    <meta:editing-cycles>5</meta:editing-cycles>
    <meta:generator>LibreOffice/4.2.8.2$Linux_X86_64 LibreOffice_project/420m0$Build-2</meta:generator>
    <meta:document-statistic meta:object-count="49"/>
  </office:meta>
</office:document-meta>
</file>